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91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Segoe UI"/>
    </style:style>
    <style:style style:name="ce2" style:family="table-cell" style:parent-style-name="Default">
      <style:table-cell-properties fo:border="0.74pt solid #000000" style:vertical-align="middle"/>
      <style:text-properties style:font-name="Segoe UI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egoe UI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Segoe UI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Segoe UI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5"/>
        <table:table-column table:style-name="co2" table:number-columns-repeated="5" table:default-cell-style-name="ce5"/>
        <table:table-row table:style-name="ro1">
          <table:table-cell table:style-name="ce1"/>
          <table:table-cell table:style-name="ce4" office:value-type="string" calcext:value-type="string" table:number-columns-spanned="9" table:number-rows-spanned="1">
            <text:p>AKCIJE</text:p>
          </table:table-cell>
          <table:covered-table-cell table:number-columns-repeated="8" table:style-name="ce1"/>
          <table:table-cell table:style-name="ce4" office:value-type="string" calcext:value-type="string" table:number-columns-spanned="4" table:number-rows-spanned="1">
            <text:p>PRELAZI</text:p>
          </table:table-cell>
          <table:covered-table-cell table:number-columns-repeated="3" table:style-name="ce1"/>
        </table:table-row>
        <table:table-row table:style-name="ro2">
          <table:table-cell table:style-name="ce2"/>
          <table:table-cell office:value-type="string" calcext:value-type="string">
            <text:p>w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number-matrix-columns-spanned="1" table:number-matrix-rows-spanned="16" table:formula="of:= ROW() - 3"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cc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3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5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1</text:p>
          </table:table-cell>
          <table:table-cell table:number-columns-repeated="4"/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r2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3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10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s15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r4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s14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4:58:02.262000000</meta:creation-date>
    <dc:date>2014-12-07T16:30:41.558000000</dc:date>
    <meta:editing-duration>PT57S</meta:editing-duration>
    <meta:editing-cycles>1</meta:editing-cycles>
    <meta:document-statistic meta:table-count="1" meta:cell-count="55" meta:object-count="0"/>
    <meta:generator>LibreOffice/4.3.2.2$Windows_x86 LibreOffice_project/edfb5295ba211bd31ad47d0bad0118690f76407d</meta:generator>
  </office:meta>
</office:document-meta>
</file>